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unmun</text:p>
      <text:p text:style-name="Standard">tap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singh</meta:initial-creator>
    <meta:creation-date>2014-12-02T17:05:49</meta:creation-date>
    <dc:date>2014-12-02T17:12:00</dc:date>
    <dc:creator>sandeep singh</dc:creator>
    <meta:editing-duration>PT47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1" meta:paragraph-count="2" meta:word-count="2" meta:character-count="11"/>
  </office:meta>
</office:document-meta>
</file>